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c9211e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SampleID</text:p>
          </table:table-cell>
          <table:table-cell table:style-name="ce1"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q2:types</text:p>
          </table:table-cell>
          <table:table-cell table:style-name="ce1" office:value-type="string" calcext:value-type="string">
            <text:p>categor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1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B01-T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OB02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2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3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03-T1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03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03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04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4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5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5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5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6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6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7-T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8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9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09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0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0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0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1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1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1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2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2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2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3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3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3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4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4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4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5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5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5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6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6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7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7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7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8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8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18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0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1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1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2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2-T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2-T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3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3-T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3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4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5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5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5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6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6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6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6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6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7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7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7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7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7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8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8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8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9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9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29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29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29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0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0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0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30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0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1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1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1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31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1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2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2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2-T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32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2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3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3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3-T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3-T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4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4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4-T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35-T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5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5-T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36-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B36-T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FOB36-T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SampleID</text:p>
          </table:table-cell>
          <table:table-cell table:style-name="ce1" office:value-type="string" calcext:value-type="string">
            <text:p>run</text:p>
          </table:table-cell>
        </table:table-row>
        <table:table-row table:style-name="ro1">
          <table:table-cell table:style-name="ce1" office:value-type="string" calcext:value-type="string">
            <text:p>#q2:types</text:p>
          </table:table-cell>
          <table:table-cell table:style-name="ce1"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FOB01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2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2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3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3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4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4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5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5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5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6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6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7-T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08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9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09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0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0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0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1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1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1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2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2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2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3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3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3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4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4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4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5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5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5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6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6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7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7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7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8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8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18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20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21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1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2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22-T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22-T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23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3-T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3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4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5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5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26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6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26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7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7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27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8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28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9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29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29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0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0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30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1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1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31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2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2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32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3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3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4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4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35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B35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B36-T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B36-T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5:56:23.373331827</meta:creation-date>
    <dc:date>2020-10-19T16:51:40.095411688</dc:date>
    <meta:editing-duration>PT34M54S</meta:editing-duration>
    <meta:editing-cycles>4</meta:editing-cycles>
    <meta:generator>LibreOffice/6.4.6.2$Linux_X86_64 LibreOffice_project/40$Build-2</meta:generator>
    <meta:document-statistic meta:table-count="2" meta:cell-count="380" meta:object-count="0"/>
  </office:meta>
</office:document-meta>
</file>